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B00000012091ED61E4239D081C.png" manifest:media-type="image/png"/>
  <manifest:file-entry manifest:full-path="Pictures/10000201000001B000000120AFEA217BD798B365.png" manifest:media-type="image/png"/>
  <manifest:file-entry manifest:full-path="Pictures/10000201000001B000000120E78A105607D15671.png" manifest:media-type="image/png"/>
  <manifest:file-entry manifest:full-path="Pictures/10000201000001B0000001208DCF1890685918D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0cm" svg:height="6.67cm" svg:x="0.6cm" svg:y="17.33cm">
          <draw:image xlink:href="Pictures/10000201000001B0000001208DCF1890685918DE.png" xlink:type="simple" xlink:show="embed" xlink:actuate="onLoad" loext:mime-type="image/png">
            <text:p/>
          </draw:image>
        </draw:frame>
        <draw:frame draw:style-name="gr1" draw:text-style-name="P1" draw:layer="layout" svg:width="10cm" svg:height="6.67cm" svg:x="10.7cm" svg:y="10.6cm">
          <draw:image xlink:href="Pictures/10000201000001B000000120E78A105607D15671.png" xlink:type="simple" xlink:show="embed" xlink:actuate="onLoad" loext:mime-type="image/png">
            <text:p/>
          </draw:image>
        </draw:frame>
        <draw:frame draw:style-name="gr1" draw:text-style-name="P1" draw:layer="layout" svg:width="10cm" svg:height="6.67cm" svg:x="10.5cm" svg:y="17.33cm">
          <draw:image xlink:href="Pictures/10000201000001B000000120AFEA217BD798B365.png" xlink:type="simple" xlink:show="embed" xlink:actuate="onLoad" loext:mime-type="image/png">
            <text:p/>
          </draw:image>
        </draw:frame>
        <draw:frame draw:style-name="gr1" draw:text-style-name="P1" draw:layer="layout" svg:width="10cm" svg:height="6.67cm" svg:x="0.6cm" svg:y="10.6cm">
          <draw:image xlink:href="Pictures/10000201000001B00000012091ED61E4239D081C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6T19:04:21.446097655</meta:creation-date>
    <dc:date>2022-01-16T19:06:31.480491541</dc:date>
    <meta:editing-duration>PT2M10S</meta:editing-duration>
    <meta:editing-cycles>1</meta:editing-cycles>
    <meta:document-statistic meta:object-count="4"/>
    <meta:generator>LibreOffice/6.4.7.2$Linux_X86_64 LibreOffice_project/40$Build-2</meta:generator>
  </office:meta>
</office:document-meta>
</file>